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33cm" fo:min-width="2.253cm"/>
    </style:style>
    <style:style style:name="gr2" style:family="graphic" style:parent-style-name="standard">
      <style:graphic-properties draw:textarea-horizontal-align="justify" draw:textarea-vertical-align="middle" draw:auto-grow-height="false" fo:min-height="1.601cm" fo:min-width="4.725cm"/>
    </style:style>
    <style:style style:name="gr3" style:family="graphic" style:parent-style-name="standard">
      <style:graphic-properties draw:textarea-horizontal-align="justify" draw:textarea-vertical-align="middle" draw:auto-grow-height="false" fo:min-height="0.914cm" fo:min-width="1.27cm"/>
    </style:style>
    <style:style style:name="gr4" style:family="graphic" style:parent-style-name="standard">
      <style:graphic-properties draw:textarea-horizontal-align="justify" draw:textarea-vertical-align="middle" draw:auto-grow-height="false" fo:min-height="0.915cm" fo:min-width="1.27cm"/>
    </style:style>
    <style:style style:name="gr5" style:family="graphic" style:parent-style-name="standard">
      <style:graphic-properties draw:textarea-horizontal-align="justify" draw:textarea-vertical-align="middle" draw:auto-grow-height="false" fo:min-height="0.915cm" fo:min-width="1.334cm"/>
    </style:style>
    <style:style style:name="gr6" style:family="graphic" style:parent-style-name="standard">
      <style:graphic-properties draw:textarea-horizontal-align="justify" draw:textarea-vertical-align="middle" draw:auto-grow-height="false" fo:min-height="1.143cm" fo:min-width="2.36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033cm" fo:min-width="2.252cm"/>
    </style:style>
    <style:style style:name="gr10" style:family="graphic" style:parent-style-name="standard">
      <style:graphic-properties draw:textarea-horizontal-align="justify" draw:textarea-vertical-align="middle" draw:auto-grow-height="false" fo:min-height="1.143cm" fo:min-width="5.907cm"/>
    </style:style>
    <style:style style:name="gr11" style:family="graphic" style:parent-style-name="standard">
      <style:graphic-properties draw:textarea-horizontal-align="justify" draw:textarea-vertical-align="middle" draw:auto-grow-height="false" fo:min-height="1.144cm" fo:min-width="3.595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915cm" fo:min-width="1.182cm"/>
    </style:style>
    <style:style style:name="gr15" style:family="graphic" style:parent-style-name="standard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363cm" svg:height="1.143cm" svg:x="2.905cm" svg:y="2.27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725cm" svg:height="1.601cm" svg:x="1.717cm" svg:y="4.327cm">
          <text:p text:style-name="P1"><text:span text:style-name="T1">Total </text:span><text:span text:style-name="T1">Cost, TC </text:span><text:span text:style-name="T1">= 0;</text:span></text:p>
          <text:p text:style-name="P1"><text:span text:style-name="T1">i = 0;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xml:id="id3" draw:id="id3" draw:layer="layout" svg:width="2.54cm" svg:height="1.828cm" svg:x="2.813cm" svg:y="7.071cm">
          <text:p text:style-name="P1"><text:span text:style-name="T1">i &lt; 2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4" draw:id="id4" draw:layer="layout" svg:width="2.54cm" svg:height="1.829cm" svg:x="2.813cm" svg:y="9.928cm">
          <text:p text:style-name="P1"><text:span text:style-name="T1">if</text:span></text:p>
          <text:p text:style-name="P1"><text:span text:style-name="T1">i ==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5" draw:id="id5" draw:layer="layout" svg:width="2.667cm" svg:height="1.829cm" svg:x="2.686cm" svg:y="17.572cm">
          <text:p text:style-name="P1"><text:span text:style-name="T1">if</text:span></text:p>
          <text:p text:style-name="P1"><text:span text:style-name="T1">i == 1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6" draw:text-style-name="P1" xml:id="id6" draw:id="id6" draw:layer="layout" svg:width="2.363cm" svg:height="1.143cm" svg:x="2.851cm" svg:y="20.401cm">
          <text:p text:style-name="P1"><text:span text:style-name="T1">i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draw:type="line" svg:x1="4.086cm" svg:y1="3.413cm" svg:x2="4.08cm" svg:y2="4.327cm" draw:start-shape="id1" draw:start-glue-point="2" draw:end-shape="id2" draw:end-glue-point="4" svg:d="M4086 3413l-6 914" svg:viewBox="0 0 7 915">
          <text:p/>
        </draw:connector>
        <draw:connector draw:style-name="gr7" draw:text-style-name="P2" draw:layer="layout" draw:type="line" svg:x1="4.08cm" svg:y1="5.928cm" svg:x2="4.083cm" svg:y2="7.071cm" draw:start-shape="id2" draw:start-glue-point="6" draw:end-shape="id3" draw:end-glue-point="4" svg:d="M4080 5928l3 1143" svg:viewBox="0 0 4 1144">
          <text:p/>
        </draw:connector>
        <draw:connector draw:style-name="gr8" draw:text-style-name="P4" draw:layer="layout" draw:type="line" svg:x1="4.083cm" svg:y1="8.899cm" svg:x2="4.083cm" svg:y2="9.928cm" draw:start-shape="id3" draw:start-glue-point="6" draw:end-shape="id4" draw:end-glue-point="4" svg:d="M4083 8899v1029" svg:viewBox="0 0 1 1030">
          <text:p text:style-name="P3"><text:span text:style-name="T2"><text:tab/></text:span><text:span text:style-name="T2">T</text:span></text:p>
        </draw:connector>
        <draw:connector draw:style-name="gr8" draw:text-style-name="P4" draw:layer="layout" draw:type="line" svg:x1="4.083cm" svg:y1="11.757cm" svg:x2="4.02cm" svg:y2="17.572cm" draw:start-shape="id4" draw:start-glue-point="6" draw:end-shape="id5" draw:end-glue-point="4" svg:d="M4083 11757l-63 5815" svg:viewBox="0 0 64 5816">
          <text:p text:style-name="P3"><text:span text:style-name="T2"><text:tab/></text:span><text:span text:style-name="T2">F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connector>
        <draw:connector draw:style-name="gr8" draw:text-style-name="P4" draw:layer="layout" draw:type="line" svg:x1="4.02cm" svg:y1="19.401cm" svg:x2="4.033cm" svg:y2="20.401cm" draw:start-shape="id5" draw:start-glue-point="6" draw:end-shape="id6" draw:end-glue-point="4" svg:d="M4020 19401l13 1000" svg:viewBox="0 0 14 1001">
          <text:p text:style-name="P3"><text:span text:style-name="T2"><text:tab/></text:span><text:span text:style-name="T2">F</text:span></text:p>
        </draw:connector>
        <draw:connector draw:style-name="gr7" draw:text-style-name="P2" draw:layer="layout" draw:line-skew="-0.388cm" svg:x1="2.851cm" svg:y1="20.973cm" svg:x2="2.813cm" svg:y2="7.985cm" draw:start-shape="id6" draw:start-glue-point="5" draw:end-shape="id3" draw:end-glue-point="5" svg:d="M2851 20973h-927v-12988h889" svg:viewBox="0 0 928 12989">
          <text:p/>
        </draw:connector>
        <draw:custom-shape draw:style-name="gr9" draw:text-style-name="P1" xml:id="id22" draw:id="id22" draw:layer="layout" svg:width="2.362cm" svg:height="1.143cm" svg:x="15.275cm" svg:y="10.017cm">
          <text:p text:style-name="P1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7" draw:id="id7" draw:layer="layout" svg:width="5.907cm" svg:height="1.143cm" svg:x="6.405cm" svg:y="10.271cm">
          <text:p text:style-name="P1"><text:span text:style-name="T1">Cake Price/kg, CP = 35.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8" draw:id="id8" draw:layer="layout" svg:width="5.907cm" svg:height="1.143cm" svg:x="6.396cm" svg:y="17.915cm">
          <text:p text:style-name="P1"><text:span text:style-name="T1">Cake Price/kg, CP = 55.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10" draw:id="id10" draw:layer="layout" svg:width="5.907cm" svg:height="1.143cm" svg:x="6.396cm" svg:y="15.729cm">
          <text:p text:style-name="P1"><text:span text:style-name="T1">INPUT number of Wedding Cake, N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1" draw:text-style-name="P1" xml:id="id9" draw:id="id9" draw:layer="layout" svg:width="5.907cm" svg:height="1.143cm" svg:x="6.405cm" svg:y="12.457cm">
          <text:p text:style-name="P1"><text:span text:style-name="T1">INPUT number of Birthday Cake, N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12" draw:text-style-name="P4" draw:layer="layout" draw:type="line" svg:x1="5.353cm" svg:y1="10.843cm" svg:x2="6.405cm" svg:y2="10.842cm" draw:start-shape="id4" draw:start-glue-point="7" draw:end-shape="id7" svg:d="M5353 10843l1052-1" svg:viewBox="0 0 1053 2">
          <text:p text:style-name="P3"><text:span text:style-name="T2">T <text:s/></text:span></text:p>
          <text:p text:style-name="P3"><text:span text:style-name="T2"/></text:p>
        </draw:connector>
        <draw:connector draw:style-name="gr12" draw:text-style-name="P4" draw:layer="layout" draw:type="line" svg:x1="5.353cm" svg:y1="18.487cm" svg:x2="6.396cm" svg:y2="18.487cm" draw:start-shape="id5" draw:start-glue-point="7" draw:end-shape="id8" draw:end-glue-point="5" svg:d="M5353 18487h1043" svg:viewBox="0 0 1044 1">
          <text:p text:style-name="P3"><text:span text:style-name="T2">T <text:s/></text:span></text:p>
          <text:p text:style-name="P3"><text:span text:style-name="T2"><text:s/></text:span></text:p>
        </draw:connector>
        <draw:connector draw:style-name="gr13" draw:text-style-name="P2" draw:layer="layout" draw:type="line" svg:x1="9.358cm" svg:y1="11.414cm" svg:x2="9.358cm" svg:y2="12.457cm" draw:start-shape="id7" draw:start-glue-point="6" draw:end-shape="id9" draw:end-glue-point="5" svg:d="M9358 11414v1043" svg:viewBox="0 0 1 1044">
          <text:p/>
        </draw:connector>
        <draw:connector draw:style-name="gr13" draw:text-style-name="P2" draw:layer="layout" draw:type="line" svg:x1="9.349cm" svg:y1="17.915cm" svg:x2="9.349cm" svg:y2="16.872cm" draw:start-shape="id8" draw:start-glue-point="4" draw:end-shape="id10" svg:d="M9349 17915v-1043" svg:viewBox="0 0 1 1044">
          <text:p/>
        </draw:connector>
        <draw:custom-shape draw:style-name="gr14" draw:text-style-name="P1" xml:id="id14" draw:id="id14" draw:layer="layout" svg:width="2.362cm" svg:height="1.829cm" svg:x="15.347cm" svg:y="15.162cm">
          <text:p text:style-name="P1"><text:span text:style-name="T1">j &lt; 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11" draw:id="id11" draw:layer="layout" svg:width="5.907cm" svg:height="1.143cm" svg:x="13.607cm" svg:y="17.837cm">
          <text:p text:style-name="P1"><text:span text:style-name="T1">INPUT Weight, W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0" draw:text-style-name="P1" xml:id="id12" draw:id="id12" draw:layer="layout" svg:width="5.907cm" svg:height="1.143cm" svg:x="13.616cm" svg:y="20.007cm">
          <text:p text:style-name="P1"><text:span text:style-name="T1">CALC</text:span><text:span text:style-name="T1">ULATE </text:span><text:span text:style-name="T1">Cost, </text:span><text:span text:style-name="T1">C = W </text:span><text:span text:style-name="T1">x C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13" draw:id="id13" draw:layer="layout" svg:width="5.907cm" svg:height="1.143cm" svg:x="13.616cm" svg:y="22.166cm">
          <text:p text:style-name="P1"><text:span text:style-name="T1">ACCU</text:span><text:span text:style-name="T1">MULA</text:span><text:span text:style-name="T1">TE, TC </text:span><text:span text:style-name="T1">+= 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" svg:x1="16.56cm" svg:y1="18.98cm" svg:x2="16.569cm" svg:y2="20.007cm" draw:start-shape="id11" draw:start-glue-point="8" draw:end-shape="id12" svg:d="M16560 18980l9 1027" svg:viewBox="0 0 10 1028">
          <text:p/>
        </draw:connector>
        <draw:connector draw:style-name="gr13" draw:text-style-name="P2" draw:layer="layout" draw:type="line" svg:x1="16.569cm" svg:y1="21.15cm" svg:x2="16.569cm" svg:y2="22.166cm" draw:start-shape="id12" draw:start-glue-point="6" draw:end-shape="id13" draw:end-glue-point="4" svg:d="M16569 21150v1016" svg:viewBox="0 0 1 1017">
          <text:p/>
        </draw:connector>
        <draw:connector draw:style-name="gr12" draw:text-style-name="P4" draw:layer="layout" draw:type="line" svg:x1="16.528cm" svg:y1="16.991cm" svg:x2="16.56cm" svg:y2="17.837cm" draw:start-shape="id14" draw:start-glue-point="6" draw:end-shape="id11" svg:d="M16528 16991l32 846" svg:viewBox="0 0 33 847">
          <text:p text:style-name="P3"><text:span text:style-name="T2"><text:tab/></text:span><text:span text:style-name="T2">T</text:span></text:p>
        </draw:connector>
        <draw:custom-shape draw:style-name="gr6" draw:text-style-name="P1" xml:id="id15" draw:id="id15" draw:layer="layout" svg:width="2.363cm" svg:height="1.143cm" svg:x="15.382cm" svg:y="24.441cm">
          <text:p text:style-name="P1"><text:span text:style-name="T1">j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" svg:x1="16.569cm" svg:y1="23.309cm" svg:x2="16.564cm" svg:y2="24.441cm" draw:start-shape="id13" draw:start-glue-point="6" draw:end-shape="id15" draw:end-glue-point="4" svg:d="M16569 23309l-5 1132" svg:viewBox="0 0 6 1133">
          <text:p/>
        </draw:connector>
        <draw:connector draw:style-name="gr15" draw:text-style-name="P3" xml:id="id17" draw:id="id17" draw:layer="layout" svg:x1="9.358cm" svg:y1="13.6cm" svg:x2="9.349cm" svg:y2="15.729cm" draw:start-shape="id9" draw:start-glue-point="8" draw:end-shape="id10" draw:end-glue-point="5" svg:d="M9358 13600v1064h-9v1065" svg:viewBox="0 0 10 2130">
          <text:p/>
        </draw:connector>
        <draw:connector draw:style-name="gr13" draw:text-style-name="P2" draw:layer="layout" draw:line-skew="2.004cm" svg:x1="17.745cm" svg:y1="25.013cm" svg:x2="17.709cm" svg:y2="16.077cm" draw:start-shape="id15" draw:start-glue-point="7" draw:end-shape="id14" draw:end-glue-point="7" svg:d="M17745 25013h2505v-8936h-2541" svg:viewBox="0 0 2542 8937">
          <text:p/>
        </draw:connector>
        <draw:custom-shape draw:style-name="gr6" draw:text-style-name="P1" xml:id="id16" draw:id="id16" draw:layer="layout" svg:width="2.363cm" svg:height="1.143cm" svg:x="15.347cm" svg:y="13.138cm">
          <text:p text:style-name="P1"><text:span text:style-name="T1">j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" svg:x1="16.529cm" svg:y1="14.281cm" svg:x2="16.528cm" svg:y2="15.162cm" draw:start-shape="id16" draw:start-glue-point="6" draw:end-shape="id14" draw:end-glue-point="4" svg:d="M16529 14281l-1 881" svg:viewBox="0 0 2 882">
          <text:p/>
        </draw:connector>
        <draw:connector draw:style-name="gr13" draw:text-style-name="P2" draw:layer="layout" draw:line-skew="0.559cm" svg:x1="9.353cm" svg:y1="14.664cm" svg:x2="15.347cm" svg:y2="13.709cm" draw:start-shape="id17" draw:start-glue-point="0" draw:end-shape="id16" svg:d="M9353 14664h3558v-955h2436" svg:viewBox="0 0 5995 956">
          <text:p/>
        </draw:connector>
        <draw:connector draw:style-name="gr12" draw:text-style-name="P4" draw:layer="layout" draw:line-skew="2.657cm" svg:x1="15.347cm" svg:y1="16.077cm" svg:x2="5.214cm" svg:y2="20.973cm" draw:start-shape="id14" draw:start-glue-point="5" draw:end-shape="id6" draw:end-glue-point="7" svg:d="M15347 16077h-2409v4896h-7724" svg:viewBox="0 0 10134 4897">
          <text:p text:style-name="P3"><text:span text:style-name="T2"><text:s text:c="18"/></text:span><text:span text:style-name="T2"><text:s text:c="18"/></text:span><text:span text:style-name="T2"><text:s text:c="18"/></text:span><text:span text:style-name="T2"><text:s text:c="13"/></text:span><text:span text:style-name="T2">F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<text:tab/></text:span></text:p>
        </draw:connector>
        <draw:custom-shape draw:style-name="gr10" draw:text-style-name="P1" xml:id="id18" draw:id="id18" draw:layer="layout" svg:width="5.907cm" svg:height="1.143cm" svg:x="13.508cm" svg:y="2.397cm">
          <text:p text:style-name="P1"><text:span text:style-name="T1">Cake Price/piece, CP = </text:span><text:span text:style-name="T1">4.5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19" draw:id="id19" draw:layer="layout" svg:width="5.907cm" svg:height="1.143cm" svg:x="13.508cm" svg:y="4.302cm">
          <text:p text:style-name="P1"><text:span text:style-name="T1">INPUT </text:span><text:span text:style-name="T1">numb</text:span><text:span text:style-name="T1">er of </text:span><text:span text:style-name="T1">Cup </text:span><text:span text:style-name="T1">Cake, </text:span><text:span text:style-name="T1">N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0" draw:text-style-name="P1" xml:id="id20" draw:id="id20" draw:layer="layout" svg:width="5.907cm" svg:height="1.143cm" svg:x="13.508cm" svg:y="6.207cm">
          <text:p text:style-name="P1"><text:span text:style-name="T1">CA</text:span><text:span text:style-name="T1">LC</text:span><text:span text:style-name="T1">UL</text:span><text:span text:style-name="T1">AT</text:span><text:span text:style-name="T1">E </text:span><text:span text:style-name="T1">Co</text:span><text:span text:style-name="T1">st, </text:span><text:span text:style-name="T1">C </text:span><text:span text:style-name="T1">= </text:span><text:span text:style-name="T1">W </text:span><text:span text:style-name="T1">x </text:span><text:span text:style-name="T1">C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21" draw:id="id21" draw:layer="layout" svg:width="5.907cm" svg:height="1.143cm" svg:x="13.508cm" svg:y="8.112cm">
          <text:p text:style-name="P1"><text:span text:style-name="T1">ACCU</text:span><text:span text:style-name="T1">MULAT</text:span><text:span text:style-name="T1">E, TC </text:span><text:span text:style-name="T1">+= 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svg:x1="5.353cm" svg:y1="7.985cm" svg:x2="13.508cm" svg:y2="2.969cm" draw:start-shape="id3" draw:start-glue-point="7" draw:end-shape="id18" draw:end-glue-point="5" svg:d="M5353 7985h4078v-5016h4077" svg:viewBox="0 0 8156 5017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F <text:s text:c="42"/></text:span><text:span text:style-name="T2"><text:s text:c="10"/></text:span></text:p>
        </draw:connector>
        <draw:connector draw:style-name="gr13" draw:text-style-name="P2" draw:layer="layout" draw:type="line" svg:x1="16.461cm" svg:y1="3.54cm" svg:x2="16.461cm" svg:y2="4.302cm" draw:start-shape="id18" draw:start-glue-point="6" draw:end-shape="id19" draw:end-glue-point="5" svg:d="M16461 3540v762" svg:viewBox="0 0 1 763">
          <text:p/>
        </draw:connector>
        <draw:connector draw:style-name="gr13" draw:text-style-name="P2" draw:layer="layout" draw:type="line" svg:x1="16.461cm" svg:y1="5.445cm" svg:x2="16.461cm" svg:y2="6.207cm" draw:start-shape="id19" draw:start-glue-point="8" draw:end-shape="id20" draw:end-glue-point="4" svg:d="M16461 5445v762" svg:viewBox="0 0 1 763">
          <text:p/>
        </draw:connector>
        <draw:connector draw:style-name="gr13" draw:text-style-name="P2" draw:layer="layout" draw:type="line" svg:x1="16.461cm" svg:y1="7.35cm" svg:x2="16.461cm" svg:y2="8.112cm" draw:start-shape="id20" draw:start-glue-point="6" draw:end-shape="id21" draw:end-glue-point="4" svg:d="M16461 7350v762" svg:viewBox="0 0 1 763">
          <text:p/>
        </draw:connector>
        <draw:connector draw:style-name="gr13" draw:text-style-name="P2" draw:layer="layout" draw:type="line" svg:x1="16.461cm" svg:y1="9.255cm" svg:x2="16.456cm" svg:y2="10.017cm" draw:start-shape="id21" draw:start-glue-point="6" draw:end-shape="id22" draw:end-glue-point="0" svg:d="M16461 9255l-5 762" svg:viewBox="0 0 6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03:00:32.676523506</meta:creation-date>
    <dc:date>2017-09-19T09:27:35.538200512</dc:date>
    <meta:editing-duration>PT8M43S</meta:editing-duration>
    <meta:editing-cycles>1</meta:editing-cycles>
    <meta:generator>LibreOffice/5.4.1.2.0$Linux_X86_64 LibreOffice_project/40m0$Build-2</meta:generator>
    <meta:document-statistic meta:object-count="45"/>
  </office:meta>
</office:document-meta>
</file>